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35cm" fo:margin-left="0.118cm" fo:margin-right="14.245cm" table:align="margins"/>
    </style:style>
    <style:style style:name="Table1.A" style:family="table-column">
      <style:table-column-properties style:column-width="2.635cm" style:rel-column-width="65535*"/>
    </style:style>
    <style:style style:name="Table1.A1" style:family="table-cell">
      <style:table-cell-properties fo:padding="0.097cm" fo:border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sql&gt; show tables</text:p>
      <text:p text:style-name="Standard"><text:s text:c="4"/>-&gt; ;</text:p>
      <text:p text:style-name="Standard">+-----------------+</text:p>
      <text:p text:style-name="Standard">| Tables_in_ala23 |</text:p>
      <text:p text:style-name="Standard">+-----------------+</text:p>
      <text:p text:style-name="Standard">| Booking <text:s text:c="8"/>|</text:p>
      <text:p text:style-name="Standard">| Customer <text:s text:c="7"/>|</text:p>
      <text:p text:style-name="Standard">| Logon <text:s text:c="10"/>|</text:p>
      <text:p text:style-name="Standard">| Orders <text:s text:c="9"/>|</text:p>
      <text:p text:style-name="Standard">| Performance <text:s text:c="4"/>|</text:p>
      <text:p text:style-name="Standard">| Production <text:s text:c="5"/>|</text:p>
      <text:p text:style-name="Standard">| newBooking <text:s text:c="5"/>|</text:p>
      <text:p text:style-name="Standard">| nwBooking <text:s text:c="6"/>|</text:p>
      <text:p text:style-name="Standard">| seat <text:s text:c="11"/>| <text:s text:c="7"/>|</text:p>
      <text:p text:style-name="Standard">| tarea <text:s text:c="10"/>|</text:p>
      <text:p text:style-name="Standard">| tempBooking <text:s text:c="4"/></text:p>
      <text:p text:style-name="Standard">|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P2">1</text:p>
      <text:p text:style-name="Standard">CREATE TABLE `Booking` (</text:p>
      <text:p text:style-name="Standard"><text:s text:c="2"/>`ticket_no` int(11) NOT NULL auto_increment,</text:p>
      <text:p text:style-name="Standard"><text:s text:c="2"/>`row_no` char(3) NOT NULL,</text:p>
      <text:p text:style-name="Standard"><text:s text:c="2"/>`date_time` datetime NOT NULL,</text:p>
      <text:p text:style-name="Standard"><text:s text:c="2"/>`customer_name` varchar(255) NOT NULL,</text:p>
      <text:p text:style-name="Standard"><text:s text:c="2"/>`address` varchar(255) NOT NULL,</text:p>
      <text:p text:style-name="Standard"><text:s text:c="2"/>`cus_Id` int(11) NOT NULL,</text:p>
      <text:p text:style-name="Standard"><text:s text:c="2"/>`order_Id` int(11) NOT NULL,</text:p>
      <text:p text:style-name="Standard"><text:s text:c="2"/>PRIMARY KEY <text:s/>(`ticket_no`),</text:p>
      <text:p text:style-name="Standard"><text:s text:c="2"/>UNIQUE KEY `row_no` (`row_no`,`date_time`),</text:p>
      <text:p text:style-name="Standard"><text:s text:c="2"/>KEY `date_time` (`date_time`),</text:p>
      <text:p text:style-name="Standard"><text:s text:c="2"/>KEY `order_Id` (`order_Id`),</text:p>
      <text:p text:style-name="Standard"><text:s text:c="2"/>KEY `cus_Id` (`cus_Id`)</text:p>
      <text:p text:style-name="Standard">)</text:p>
      <text:p text:style-name="Standard"/>
      <text:p text:style-name="P3">2</text:p>
      <text:p text:style-name="Standard">| Customer | CREATE TABLE `Customer` (</text:p>
      <text:p text:style-name="Standard"><text:s text:c="2"/>`cus_Id` int(11) NOT NULL auto_increment,</text:p>
      <text:p text:style-name="Standard"><text:s text:c="2"/>`name` varchar(35) NOT NULL,</text:p>
      <text:p text:style-name="Standard"><text:s text:c="2"/>`address` varchar(25) NOT NULL,</text:p>
      <text:p text:style-name="Standard"><text:s text:c="2"/>`email` varchar(25) NOT NULL,</text:p>
      <text:p text:style-name="Standard"><text:s text:c="2"/>PRIMARY KEY <text:s/>(`cus_Id`),</text:p>
      <text:p text:style-name="Standard"><text:s text:c="2"/>UNIQUE KEY `email` (`email`)</text:p>
      <text:p text:style-name="Standard">) ENGINE=MyISAM AUTO_INCREMENT=58 DEFAULT CHARSET=latin1 |</text:p>
      <text:p text:style-name="Standard"><text:s/></text:p>
      <text:p text:style-name="P1">3</text:p>
      <text:p text:style-name="Standard">Logon | CREATE TABLE `Logon` (</text:p>
      <text:p text:style-name="Standard"><text:s text:c="2"/>`email` varchar(25) NOT NULL,</text:p>
      <text:p text:style-name="Standard"><text:s text:c="2"/>`username` varchar(25) NOT NULL,</text:p>
      <text:p text:style-name="Standard"><text:s text:c="2"/>`pwd` varchar(200) NOT NULL,</text:p>
      <text:p text:style-name="Standard"><text:s text:c="2"/>`cus_Id` int(11) NOT NULL,</text:p>
      <text:p text:style-name="Standard"><text:soft-page-break/><text:s text:c="2"/>PRIMARY KEY <text:s/>(`email`),</text:p>
      <text:p text:style-name="Standard"><text:s text:c="2"/>UNIQUE KEY `username` (`username`),</text:p>
      <text:p text:style-name="Standard"><text:s text:c="2"/>KEY `cus_Id` (`cus_Id`),</text:p>
      <text:p text:style-name="Standard"><text:s text:c="2"/>KEY `email` (`email`),</text:p>
      <text:p text:style-name="Standard"><text:s text:c="2"/>KEY `username_2` (`username`)</text:p>
      <text:p text:style-name="Standard">) ENGINE=MyISAM DEFAULT CHARSET=latin1 |</text:p>
      <text:p text:style-name="Standard"/>
      <text:p text:style-name="P1">4</text:p>
      <text:p text:style-name="Standard"><text:s/>Orders | CREATE TABLE `Orders` (</text:p>
      <text:p text:style-name="Standard"><text:s text:c="2"/>`order_Id` int(11) NOT NULL auto_increment,</text:p>
      <text:p text:style-name="Standard"><text:s text:c="2"/>`cus_Id` int(11) NOT NULL,</text:p>
      <text:p text:style-name="Standard"><text:s text:c="2"/>`email` varchar(55) NOT NULL,</text:p>
      <text:p text:style-name="Standard"><text:s text:c="2"/>`trans_date` date NOT NULL,</text:p>
      <text:p text:style-name="Standard"><text:s text:c="2"/>PRIMARY KEY <text:s/>(`order_Id`),</text:p>
      <text:p text:style-name="Standard"><text:s text:c="2"/>KEY `cus_Id` (`cus_Id`)</text:p>
      <text:p text:style-name="Standard">) ENGINE=MyISAM AUTO_INCREMENT=96 DEFAULT CHARSET=latin1</text:p>
      <text:p text:style-name="Standard"/>
      <text:p text:style-name="P1">5</text:p>
      <text:p text:style-name="Standard"/>
      <text:p text:style-name="Standard">Performance | CREATE TABLE `Performance` (</text:p>
      <text:p text:style-name="Standard"><text:s text:c="2"/>`date_time` datetime NOT NULL,</text:p>
      <text:p text:style-name="Standard"><text:s text:c="2"/>`title` varchar(25) NOT NULL,</text:p>
      <text:p text:style-name="Standard"><text:s text:c="2"/>PRIMARY KEY <text:s/>(`date_time`),</text:p>
      <text:p text:style-name="Standard"><text:s text:c="2"/>KEY `title` (`title`)</text:p>
      <text:p text:style-name="Standard">) ENGINE=MyISAM DEFAULT CHARSET=latin1 |</text:p>
      <text:p text:style-name="Standard"/>
      <text:p text:style-name="Standard">6</text:p>
      <text:p text:style-name="Standard"><text:s/>Production | CREATE TABLE `Production` (</text:p>
      <text:p text:style-name="Standard"><text:s text:c="2"/>`title` varchar(25) NOT NULL,</text:p>
      <text:p text:style-name="Standard"><text:s text:c="2"/>`basicPrice` decimal(5,2) NOT NULL,</text:p>
      <text:p text:style-name="Standard"><text:s text:c="2"/>PRIMARY KEY <text:s/>(`title`),</text:p>
      <text:p text:style-name="Standard"><text:s text:c="2"/>UNIQUE KEY `title` (`title`)</text:p>
      <text:p text:style-name="Standard">) ENGINE=MyISAM DEFAULT CHARSET=latin1 |</text:p>
      <text:p text:style-name="Standard"/>
      <text:p text:style-name="Standard"/>
      <text:p text:style-name="Standard">7</text:p>
      <text:p text:style-name="Standard"><text:s/>newBooking | CREATE TABLE `newBooking` (</text:p>
      <text:p text:style-name="Standard"><text:s text:c="2"/>`ticket_no` int(11) NOT NULL auto_increment,</text:p>
      <text:p text:style-name="Standard"><text:s text:c="2"/>`row_no` char(3) NOT NULL,</text:p>
      <text:p text:style-name="Standard"><text:s text:c="2"/>`date_time` datetime NOT NULL,</text:p>
      <text:p text:style-name="Standard"><text:s text:c="2"/>`customer_name` varchar(255) NOT NULL,</text:p>
      <text:p text:style-name="Standard"><text:s text:c="2"/>`address` varchar(255) NOT NULL,</text:p>
      <text:p text:style-name="Standard"><text:s text:c="2"/>`price` decimal(5,2) NOT NULL,</text:p>
      <text:p text:style-name="Standard"><text:s text:c="2"/>`area_name` char(12) NOT NULL,</text:p>
      <text:p text:style-name="Standard"><text:s text:c="2"/>PRIMARY KEY <text:s/>(`ticket_no`),</text:p>
      <text:p text:style-name="Standard"><text:s text:c="2"/>UNIQUE KEY `row_no` (`row_no`,`date_time`),</text:p>
      <text:p text:style-name="Standard"><text:s text:c="2"/>KEY `date_time` (`date_time`)</text:p>
      <text:p text:style-name="Standard">) ENGINE=MyISAM AUTO_INCREMENT=33 DEFAULT CHARSET=latin1 |</text:p>
      <text:p text:style-name="Standard"><text:s/></text:p>
      <text:p text:style-name="Standard"/>
      <text:p text:style-name="Standard"/>
      <text:p text:style-name="P1">8</text:p>
      <text:p text:style-name="Standard"><text:soft-page-break/>nwBooking | CREATE TABLE `nwBooking` (</text:p>
      <text:p text:style-name="Standard"><text:s text:c="2"/>`ticket_no` int(11) NOT NULL auto_increment,</text:p>
      <text:p text:style-name="Standard"><text:s text:c="2"/>`row_no` char(3) NOT NULL,</text:p>
      <text:p text:style-name="Standard"><text:s text:c="2"/>`date_time` datetime NOT NULL,</text:p>
      <text:p text:style-name="Standard"><text:s text:c="2"/>`customer_name` varchar(255) NOT NULL,</text:p>
      <text:p text:style-name="Standard"><text:s text:c="2"/>`address` varchar(255) NOT NULL,</text:p>
      <text:p text:style-name="Standard"><text:s text:c="2"/>`cus_Id` int(11) NOT NULL,</text:p>
      <text:p text:style-name="Standard"><text:s text:c="2"/>`order_Id` int(11) NOT NULL,</text:p>
      <text:p text:style-name="Standard"><text:s text:c="2"/>`area_name` char(12) NOT NULL,</text:p>
      <text:p text:style-name="Standard"><text:s text:c="2"/>`title` varchar(32) NOT NULL,</text:p>
      <text:p text:style-name="Standard"><text:s text:c="2"/>`price` decimal(5,2) NOT NULL,</text:p>
      <text:p text:style-name="Standard"><text:s text:c="2"/>PRIMARY KEY <text:s/>(`ticket_no`),</text:p>
      <text:p text:style-name="Standard"><text:s text:c="2"/>UNIQUE KEY `row_no` (`row_no`,`date_time`),</text:p>
      <text:p text:style-name="Standard"><text:s text:c="2"/>KEY `date_time` (`date_time`),</text:p>
      <text:p text:style-name="Standard"><text:s text:c="2"/>KEY `cus_Id` (`cus_Id`),</text:p>
      <text:p text:style-name="Standard"><text:s text:c="2"/>KEY `order_Id` (`order_Id`)</text:p>
      <text:p text:style-name="Standard">) ENGINE=MyISAM AUTO_INCREMENT=539 DEFAULT CHARSET=latin1 |</text:p>
      <text:p text:style-name="Standard"/>
      <text:p text:style-name="Standard"/>
      <text:p text:style-name="P1">9</text:p>
      <text:p text:style-name="Standard"><text:s/>seat <text:s/>| CREATE TABLE `seat` (</text:p>
      <text:p text:style-name="Standard"><text:s text:c="2"/>`row_no` char(3) NOT NULL,</text:p>
      <text:p text:style-name="Standard"><text:s text:c="2"/>`area_name` char(12) NOT NULL,</text:p>
      <text:p text:style-name="Standard"><text:s text:c="2"/>PRIMARY KEY <text:s/>(`row_no`),</text:p>
      <text:p text:style-name="Standard"><text:s text:c="2"/>KEY `area_name` (`area_name`)</text:p>
      <text:p text:style-name="Standard">) ENGINE=MyISAM DEFAULT CHARSET=latin1 |</text:p>
      <text:p text:style-name="Standard"/>
      <text:p text:style-name="Standard"/>
      <text:p text:style-name="Standard"/>
      <text:p text:style-name="P1">10</text:p>
      <text:p text:style-name="Standard"><text:s/>tarea | CREATE TABLE `tarea` (</text:p>
      <text:p text:style-name="Standard"><text:s text:c="2"/>`name` char(12) NOT NULL,</text:p>
      <text:p text:style-name="Standard"><text:s text:c="2"/>`price_multiplier` float NOT NULL default '1',</text:p>
      <text:p text:style-name="Standard"><text:s text:c="2"/>PRIMARY KEY <text:s/>(`name`)</text:p>
      <text:p text:style-name="Standard">) ENGINE=MyISAM DEFAULT CHARSET=latin1 |</text:p>
      <text:p text:style-name="Standard"/>
      <text:p text:style-name="Standard"/>
      <text:p text:style-name="P1">11</text:p>
      <text:p text:style-name="Standard">tempBooking | CREATE TABLE `tempBooking` (</text:p>
      <text:p text:style-name="Standard"><text:s text:c="2"/>`ticket_no` int(11) NOT NULL default '0',</text:p>
      <text:p text:style-name="Standard"><text:s text:c="2"/>`row_no` char(3) NOT NULL,</text:p>
      <text:p text:style-name="Standard"><text:s text:c="2"/>`date_time` datetime NOT NULL,</text:p>
      <text:p text:style-name="Standard"><text:s text:c="2"/>`customer_name` varchar(255) NOT NULL,</text:p>
      <text:p text:style-name="Standard"><text:s text:c="2"/>`address` varchar(255) NOT NULL</text:p>
      <text:p text:style-name="Standard">) ENGINE=MyISAM DEFAULT CHARSET=latin1 |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0-13T00:58:34</meta:creation-date>
    <dc:date>2013-01-17T03:22:48</dc:date>
    <meta:editing-duration>PT02H34M03S</meta:editing-duration>
    <meta:editing-cycles>6</meta:editing-cycles>
    <meta:generator>NeoOffice/3.1.2$Unix OpenOffice.org_project/Patch 9</meta:generator>
    <meta:document-statistic meta:table-count="1" meta:image-count="0" meta:object-count="0" meta:page-count="3" meta:paragraph-count="130" meta:word-count="474" meta:character-count="3694"/>
  </office:meta>
</office:document-meta>
</file>